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0507in" table:align="margins"/>
    </style:style>
    <style:style style:name="Tableau1.A" style:family="table-column">
      <style:table-column-properties style:column-width="2.5507in" style:rel-column-width="23708*"/>
    </style:style>
    <style:style style:name="Tableau1.B" style:family="table-column">
      <style:table-column-properties style:column-width="1.5in" style:rel-column-width="13942*"/>
    </style:style>
    <style:style style:name="Tableau1.D" style:family="table-column">
      <style:table-column-properties style:column-width="1.5in" style:rel-column-width="13943*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D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style:font-style-asian="normal" style:font-style-complex="normal"/>
    </style:style>
    <style:style style:name="P5" style:family="paragraph" style:parent-style-name="Standard">
      <style:text-properties style:font-name="Arial" fo:font-size="9pt" fo:font-style="normal" style:font-size-asian="9pt" style:font-style-asian="normal" style:font-size-complex="9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2" style:family="paragraph" style:parent-style-name="Heading_20_1">
      <style:paragraph-properties fo:text-align="center" style:justify-single-word="false"/>
      <style:text-properties fo:color="#000080"/>
    </style:style>
    <style:style style:name="P13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{school}</text:h>
      <text:p text:style-name="P2"/>
      <text:p text:style-name="P6">{reportname} <text:s/>- <text:s/>{reportdate}</text:p>
      <text:p text:style-name="P2"/>
      <text:p text:style-name="P4">Name: {studentname}<text:tab/><text:tab/><text:tab/><text:tab/><text:tab/><text:tab/><text:tab/> <text:s text:c="2"/><text:tab/> <text:s text:c="3"/>Year Group: {gradelevel}</text:p>
      <text:p text:style-name="P3"/>
      <text:p text:style-name="P1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office:value-type="string">
            <text:p text:style-name="P8"/>
            <text:p text:style-name="P8">Subject</text:p>
          </table:table-cell>
          <table:table-cell table:style-name="Tableau1.A1" office:value-type="string">
            <text:p text:style-name="P8">Academic Performance</text:p>
            <text:p text:style-name="P9">relative to class expectations</text:p>
            <text:p text:style-name="P9"/>
            <text:p text:style-name="P11">Exceeds | Meets | Below | Fails</text:p>
          </table:table-cell>
          <table:table-cell table:style-name="Tableau1.A1" office:value-type="string">
            <text:p text:style-name="P8">Participation/</text:p>
            <text:p text:style-name="P8">Effort</text:p>
            <text:p text:style-name="P10"/>
            <text:p text:style-name="P10"/>
            <text:p text:style-name="P11">Excels | Good | Needs to | Fails</text:p>
            <text:p text:style-name="P11"><text:s text:c="25"/>Improve <text:s/>|</text:p>
          </table:table-cell>
          <table:table-cell table:style-name="Tableau1.D1" office:value-type="string">
            <text:p text:style-name="P8">Homework Completion</text:p>
            <text:p text:style-name="P10"/>
            <text:p text:style-name="P10"/>
            <text:p text:style-name="P11">Excels | Good | Needs to | Fails</text:p>
            <text:p text:style-name="P11"><text:s text:c="25"/>Improve <text:s/>|</text:p>
          </table:table-cell>
        </table:table-row>
        <table:table-row>
          <table:table-cell table:style-name="Tableau1.A2" office:value-type="string">
            <text:p text:style-name="P7">[!-- BEGIN row.articles --]<text:span text:style-name="T1">{courseArticle}</text:span><text:span text:style-name="T2">[!-- END row.articles --]</text:span></text:p>
          </table:table-cell>
          <table:table-cell table:style-name="Tableau1.A2" office:value-type="string">
            <text:p text:style-name="P7"><text:s text:c="4"/>. <text:s text:c="4"/>| <text:s text:c="2"/>. <text:s text:c="3"/>| <text:s text:c="3"/>. <text:s text:c="3"/>| <text:s text:c="3"/>.</text:p>
          </table:table-cell>
          <table:table-cell table:style-name="Tableau1.A2" office:value-type="string">
            <text:p text:style-name="P13"><text:s text:c="3"/>. <text:s text:c="3"/>| <text:s text:c="2"/>. <text:s text:c="3"/>| <text:s text:c="3"/>. <text:s text:c="3"/>| <text:s text:c="3"/>.</text:p>
          </table:table-cell>
          <table:table-cell table:style-name="Tableau1.D2" office:value-type="string">
            <text:p text:style-name="P7"><text:s text:c="3"/>. <text:s text:c="3"/>| <text:s text:c="2"/>. <text:s text:c="3"/>| <text:s text:c="3"/>. <text:s text:c="3"/>| <text:s text:c="3"/>.</text:p>
          </table:table-cell>
        </table:table-row>
      </table:table>
      <text:p text:style-name="P1"/>
      <text:p text:style-name="P1"/>
      <text:p text:style-name="P5">The check marks above do not tell the whole story. <text:s/>Please come and meet with all of your child's teachers on --- <text:s/>to discuss fully how your child is progressing.</text:p>
      <text:p text:style-name="P5"/>
      <text:p text:style-name="P5"/>
      <text:p text:style-name="P5"/>
      <text:p text:style-name="P5"/>
      <text:p text:style-name="P5">Secondary Principal: <text:s/>Mr. Kevin McCool<text:tab/><text:tab/><text:tab/><text:tab/><text:tab/>Signature: <text:s/>_________________________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098in" fo:margin-bottom="0.7098in" fo:margin-left="0.6098in" fo:margin-right="0.609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Cyril PIERRE de GEYERR</meta:initial-creator>
    <meta:creation-date>2008-09-02T10:04:05</meta:creation-date>
    <dc:date>2011-12-28T15:46:48.06</dc:date>
    <meta:editing-cycles>59</meta:editing-cycles>
    <meta:editing-duration>PT09H12M22S</meta:editing-duration>
    <dc:creator>Ken DeVellis</dc:creator>
    <meta:document-statistic meta:table-count="1" meta:image-count="0" meta:object-count="0" meta:page-count="1" meta:paragraph-count="20" meta:word-count="114" meta:character-count="766"/>
    <meta:user-defined meta:name="Info 1"/>
    <meta:user-defined meta:name="Info 2"/>
    <meta:user-defined meta:name="Info 3"/>
    <meta:user-defined meta:name="Info 4"/>
  </office:meta>
</office:document-meta>
</file>